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pple-system" svg:font-family="apple-system, system-ui, BlinkMacSystemFont, 'Segoe UI', Roboto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5d02"/>
    </style:style>
    <style:style style:name="P2" style:family="paragraph" style:parent-style-name="Text_20_body">
      <style:text-properties officeooo:rsid="0005a8a8" officeooo:paragraph-rsid="0005a8a8"/>
    </style:style>
    <style:style style:name="P3" style:family="paragraph" style:parent-style-name="Text_20_body">
      <style:text-properties officeooo:rsid="000b57ad" officeooo:paragraph-rsid="000b57ad"/>
    </style:style>
    <style:style style:name="P4" style:family="paragraph" style:parent-style-name="Text_20_body">
      <style:text-properties fo:font-weight="bold" officeooo:rsid="0021f4b8" officeooo:paragraph-rsid="000c385f" style:font-weight-asian="bold" style:font-weight-complex="bold"/>
    </style:style>
    <style:style style:name="P5" style:family="paragraph" style:parent-style-name="Text_20_body">
      <style:text-properties fo:font-weight="bold" officeooo:rsid="000ace16" officeooo:paragraph-rsid="000c385f" style:font-weight-asian="bold" style:font-weight-complex="bold"/>
    </style:style>
    <style:style style:name="P6" style:family="paragraph" style:parent-style-name="Text_20_body">
      <style:text-properties fo:font-weight="bold" officeooo:rsid="000dce96" officeooo:paragraph-rsid="000c385f" style:font-weight-asian="bold" style:font-weight-complex="bold"/>
    </style:style>
    <style:style style:name="P7" style:family="paragraph" style:parent-style-name="Text_20_body">
      <style:text-properties fo:font-weight="bold" officeooo:rsid="0013369c" officeooo:paragraph-rsid="000c385f" style:font-weight-asian="bold" style:font-weight-complex="bold"/>
    </style:style>
    <style:style style:name="P8" style:family="paragraph" style:parent-style-name="Text_20_body">
      <style:text-properties officeooo:paragraph-rsid="000c9969"/>
    </style:style>
    <style:style style:name="P9" style:family="paragraph" style:parent-style-name="Text_20_body">
      <style:text-properties officeooo:rsid="000cfed9" officeooo:paragraph-rsid="000cfed9"/>
    </style:style>
    <style:style style:name="P10" style:family="paragraph" style:parent-style-name="Text_20_body">
      <style:text-properties officeooo:rsid="00055d02" officeooo:paragraph-rsid="00055d02"/>
    </style:style>
    <style:style style:name="P11" style:family="paragraph" style:parent-style-name="Text_20_body">
      <style:text-properties officeooo:rsid="000d5861" officeooo:paragraph-rsid="000d5861"/>
    </style:style>
    <style:style style:name="P12" style:family="paragraph" style:parent-style-name="Text_20_body">
      <style:text-properties officeooo:rsid="000ee009" officeooo:paragraph-rsid="000ee009"/>
    </style:style>
    <style:style style:name="P13" style:family="paragraph" style:parent-style-name="Text_20_body">
      <style:text-properties officeooo:paragraph-rsid="001056af"/>
    </style:style>
    <style:style style:name="P14" style:family="paragraph" style:parent-style-name="Text_20_body">
      <style:text-properties officeooo:paragraph-rsid="0010b795"/>
    </style:style>
    <style:style style:name="P15" style:family="paragraph" style:parent-style-name="Text_20_body">
      <style:text-properties officeooo:rsid="0013ef55" officeooo:paragraph-rsid="0013ef55"/>
    </style:style>
    <style:style style:name="P16" style:family="paragraph" style:parent-style-name="Standard">
      <style:text-properties fo:color="#cccccc" loext:opacity="100%" style:font-name="Consolas" fo:font-size="10.5pt" fo:font-weight="normal" officeooo:rsid="00131295" officeooo:paragraph-rsid="00131295" fo:background-color="#1f1f1f"/>
    </style:style>
    <style:style style:name="P17" style:family="paragraph" style:parent-style-name="Heading_20_1">
      <style:text-properties officeooo:rsid="00055d02" officeooo:paragraph-rsid="00055d02"/>
    </style:style>
    <style:style style:name="P18" style:family="paragraph" style:parent-style-name="Heading_20_1">
      <style:text-properties officeooo:rsid="0005a8a8" officeooo:paragraph-rsid="0005a8a8"/>
    </style:style>
    <style:style style:name="P19" style:family="paragraph" style:parent-style-name="Heading_20_1">
      <style:text-properties officeooo:rsid="000c9969" officeooo:paragraph-rsid="000c9969"/>
    </style:style>
    <style:style style:name="P20" style:family="paragraph" style:parent-style-name="Heading_20_1">
      <style:text-properties officeooo:rsid="000cfed9" officeooo:paragraph-rsid="000cfed9"/>
    </style:style>
    <style:style style:name="P21" style:family="paragraph" style:parent-style-name="Heading_20_2">
      <style:text-properties officeooo:rsid="000cfed9" officeooo:paragraph-rsid="000cfed9"/>
    </style:style>
    <style:style style:name="P22" style:family="paragraph" style:parent-style-name="Heading_20_2">
      <style:text-properties officeooo:rsid="001056af" officeooo:paragraph-rsid="001056af"/>
    </style:style>
    <style:style style:name="P23" style:family="paragraph" style:parent-style-name="Text_20_body" style:list-style-name="L1">
      <style:text-properties officeooo:rsid="0005a8a8" officeooo:paragraph-rsid="0005a8a8"/>
    </style:style>
    <style:style style:name="P24" style:family="paragraph" style:parent-style-name="Text_20_body" style:list-style-name="L2">
      <style:text-properties officeooo:rsid="000ace16" officeooo:paragraph-rsid="000c385f"/>
    </style:style>
    <style:style style:name="P25" style:family="paragraph" style:parent-style-name="Text_20_body" style:list-style-name="L3">
      <style:text-properties fo:font-weight="normal" officeooo:rsid="000dce96" officeooo:paragraph-rsid="000c385f" style:font-weight-asian="normal" style:font-weight-complex="normal"/>
    </style:style>
    <style:style style:name="P26" style:family="paragraph" style:parent-style-name="Text_20_body" style:list-style-name="L4">
      <style:text-properties fo:font-weight="normal" officeooo:rsid="000ace16" officeooo:paragraph-rsid="000c385f" style:font-weight-asian="normal" style:font-weight-complex="normal"/>
    </style:style>
    <style:style style:name="P27" style:family="paragraph" style:parent-style-name="Text_20_body" style:list-style-name="L5">
      <style:text-properties fo:font-weight="normal" officeooo:rsid="0012507f" officeooo:paragraph-rsid="000c385f" style:font-weight-asian="normal" style:font-weight-complex="normal"/>
    </style:style>
    <style:style style:name="P28" style:family="paragraph" style:parent-style-name="Text_20_body" style:list-style-name="L6">
      <style:text-properties fo:font-weight="normal" officeooo:rsid="0021f4b8" officeooo:paragraph-rsid="000c385f" style:font-weight-asian="normal" style:font-weight-complex="normal"/>
    </style:style>
    <style:style style:name="P29" style:family="paragraph" style:parent-style-name="Text_20_body" style:list-style-name="L7">
      <style:text-properties officeooo:rsid="000cfed9" officeooo:paragraph-rsid="000cfed9"/>
    </style:style>
    <style:style style:name="P30" style:family="paragraph" style:parent-style-name="Text_20_body">
      <style:text-properties officeooo:rsid="001425c4" officeooo:paragraph-rsid="001425c4"/>
    </style:style>
    <style:style style:name="P31" style:family="paragraph" style:parent-style-name="Text_20_body">
      <style:text-properties officeooo:paragraph-rsid="001056af"/>
    </style:style>
    <style:style style:name="P32" style:family="paragraph" style:parent-style-name="Text_20_body">
      <style:text-properties officeooo:paragraph-rsid="001312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b795"/>
    </style:style>
    <style:style style:name="T3" style:family="text">
      <style:text-properties fo:font-variant="normal" fo:text-transform="none" fo:color="#0d084d" loext:opacity="100%" style:font-name="apple-system" fo:font-size="10.5pt" fo:letter-spacing="normal" fo:font-style="normal" fo:font-weight="normal" loext:padding="0in" loext:border="none"/>
    </style:style>
    <style:style style:name="T4" style:family="text">
      <style:text-properties fo:font-size="14pt" officeooo:rsid="0010b795"/>
    </style:style>
    <style:style style:name="T5" style:family="text">
      <style:text-properties officeooo:rsid="0013b490"/>
    </style:style>
    <style:style style:name="T6" style:family="text">
      <style:text-properties fo:color="#ce9178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4fc1ff" loext:opacity="100%"/>
    </style:style>
    <style:style style:name="T11" style:family="text">
      <style:text-properties officeooo:rsid="001312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/>
      <text:h text:style-name="P17" text:outline-level="1"/>
      <text:h text:style-name="P18" text:outline-level="1">Bližnjice</text:h>
      <text:list xml:id="list831832509" text:style-name="L1">
        <text:list-item>
          <text:p text:style-name="P23">Kreiranje Komponente</text:p>
        </text:list-item>
      </text:list>
      <text:p text:style-name="P2">Začni pisat <text:span text:style-name="T1">ts</text:span> -→Izberi-→&gt; <text:span text:style-name="T1">tsrafc </text:span></text:p>
      <text:h text:style-name="P17" text:outline-level="1"/>
      <text:h text:style-name="P17" text:outline-level="1">Short cuts</text:h>
      <text:list xml:id="list1166709803" text:style-name="L2">
        <text:list-item>
          <text:p text:style-name="P24">Create react app</text:p>
        </text:list-item>
      </text:list>
      <text:p text:style-name="P5">npx create-react-app my-app</text:p>
      <text:list xml:id="list3381200889" text:style-name="L3">
        <text:list-item>
          <text:p text:style-name="P25">Create react app with typeScript</text:p>
        </text:list-item>
      </text:list>
      <text:p text:style-name="P6">npx create-react-app app-name --template typescript</text:p>
      <text:p text:style-name="P6"/>
      <text:list xml:id="list1149460975" text:style-name="L4">
        <text:list-item>
          <text:p text:style-name="P26">Start react app</text:p>
        </text:list-item>
      </text:list>
      <text:p text:style-name="P6">npm start</text:p>
      <text:list xml:id="list275999374" text:style-name="L5">
        <text:list-item>
          <text:p text:style-name="P27">Če izvedeš download iz gita potem je potrebno izvesti:</text:p>
        </text:list-item>
      </text:list>
      <text:p text:style-name="P7">npm install</text:p>
      <text:list xml:id="list590228633" text:style-name="L6">
        <text:list-item>
          <text:p text:style-name="P28">Buildanje –&gt; rezultati bodo v mapi <text:span text:style-name="T1">Build</text:span></text:p>
        </text:list-item>
      </text:list>
      <text:p text:style-name="P4">npm run build</text:p>
      <text:p text:style-name="P1"/>
      <text:p text:style-name="P1"/>
      <text:h text:style-name="P19" text:outline-level="1">Git link repository</text:h>
      <text:p text:style-name="P8">https://github.com/janezv/ReactNetYt2024</text:p>
      <text:h text:style-name="P20" text:outline-level="1"><text:soft-page-break/></text:h>
      <text:h text:style-name="P20" text:outline-level="1">tmp</text:h>
      <text:h text:style-name="P21" text:outline-level="2">Financial Modeling API requirements</text:h>
      <text:list xml:id="list3741725719" text:style-name="L7">
        <text:list-item>
          <text:p text:style-name="P29">Install</text:p>
        </text:list-item>
      </text:list>
      <text:p text:style-name="P9">npm install axios --save</text:p>
      <text:p text:style-name="P11">npm install --save-dev @types/axios</text:p>
      <text:p text:style-name="P12">npm install dotenv --save </text:p>
      <text:p text:style-name="P10"/>
      <text:h text:style-name="P22" text:outline-level="2">Stran za API</text:h>
      <text:p text:style-name="P13"><text:a xlink:type="simple" xlink:href="https://site.financialmodelingprep.com/developer/docs#ticker-search-company-search" text:style-name="Internet_20_link" text:visited-style-name="Visited_20_Internet_20_Link">https://site.financialmodelingprep.com/developer/docs#ticker-search-company-search</text:a></text:p>
      <text:p text:style-name="P32"><text:span text:style-name="T11">Išči “Ticker Search” kjer bo Url za api klic-</text:span><text:span text:style-name="T5">bo pa:</text:span></text:p>
      <text:p text:style-name="P16"><text:span text:style-name="T6">https://financialmodelingprep.com/api/v3/search-name?query=</text:span><text:span text:style-name="T7">${</text:span><text:span text:style-name="T8">query</text:span><text:span text:style-name="T7">}</text:span><text:span text:style-name="T6">&amp;apikey=</text:span><text:span text:style-name="T7">${</text:span><text:span text:style-name="T8">process</text:span><text:span text:style-name="T9">.</text:span><text:span text:style-name="T8">env</text:span><text:span text:style-name="T9">.</text:span><text:span text:style-name="T10">REACT_APP_API_KEY</text:span><text:span text:style-name="T7">}</text:span></text:p>
      <text:p text:style-name="P30"/>
      <text:p text:style-name="P14"><text:span text:style-name="T2">key=’</text:span><text:span text:style-name="T3">mLd16BcVe7f6wdlsrjkni3PFgAMVJtZB</text:span><text:span text:style-name="T2">’ (</text:span><text:span text:style-name="T4">frontend</text:span><text:span text:style-name="T2">/.env)</text:span></text:p>
      <text:p text:style-name="P13"/>
      <text:p text:style-name="P13"/>
      <text:p text:style-name="P13"/>
      <text:h text:style-name="P17" text:outline-level="1"/>
      <text:h text:style-name="P17" text:outline-level="1">Links</text:h>
      <text:p text:style-name="Text_20_body"><text:a xlink:type="simple" xlink:href="https://youtu.be/uLMVsBHqFYY?list=PL82C6-O4XrHcNJd4ejg8pX5fZaIDZmXyn&amp;t=185" text:style-name="Internet_20_link" text:visited-style-name="Visited_20_Internet_20_Link">https://youtu.be/uLMVsBHqFYY?list=PL82C6-O4XrHcNJd4ejg8pX5fZaIDZmXyn&amp;t=185</text:a></text:p>
      <text:p text:style-name="P1"><text:a xlink:type="simple" xlink:href="https://youtu.be/uLMVsBHqFYY?list=PL82C6-O4XrHcNJd4ejg8pX5fZaIDZmXyn&amp;t=579" text:style-name="Internet_20_link" text:visited-style-name="Visited_20_Internet_20_Link">https://youtu.be/uLMVsBHqFYY?list=PL82C6-O4XrHcNJd4ejg8pX5fZaIDZmXyn&amp;t=579</text:a></text:p>
      <text:p text:style-name="P1"><text:a xlink:type="simple" xlink:href="https://www.youtube.com/watch?v=_aCqyBPZftE&amp;list=PL82C6-O4XrHcNJd4ejg8pX5fZaIDZmXyn&amp;index=3" text:style-name="Internet_20_link" text:visited-style-name="Visited_20_Internet_20_Link">https://www.youtube.com/watch?v=_aCqyBPZftE&amp;list=PL82C6-O4XrHcNJd4ejg8pX5fZaIDZmXyn&amp;index=3</text:a></text:p>
      <text:p text:style-name="P1"><text:a xlink:type="simple" xlink:href="https://www.youtube.com/watch?v=2xrBoFbrCpg&amp;list=PL82C6-O4XrHcNJd4ejg8pX5fZaIDZmXyn&amp;index=4" text:style-name="Internet_20_link" text:visited-style-name="Visited_20_Internet_20_Link">https://www.youtube.com/watch?v=2xrBoFbrCpg&amp;list=PL82C6-O4XrHcNJd4ejg8pX5fZaIDZmXyn&amp;index=4</text:a></text:p>
      <text:p text:style-name="P1"><text:soft-page-break/><text:a xlink:type="simple" xlink:href="https://www.youtube.com/watch?v=o0uuJRdaOtc&amp;list=PL82C6-O4XrHcNJd4ejg8pX5fZaIDZmXyn&amp;index=5" text:style-name="Internet_20_link" text:visited-style-name="Visited_20_Internet_20_Link">https://www.youtube.com/watch?v=o0uuJRdaOtc&amp;list=PL82C6-O4XrHcNJd4ejg8pX5fZaIDZmXyn&amp;index=5</text:a></text:p>
      <text:p text:style-name="P3">7. api</text:p>
      <text:p text:style-name="P3"><text:a xlink:type="simple" xlink:href="https://www.youtube.com/watch?v=2iC04T7vohM&amp;list=PL82C6-O4XrHcNJd4ejg8pX5fZaIDZmXyn&amp;index=7" text:style-name="Internet_20_link" text:visited-style-name="Visited_20_Internet_20_Link">https://www.youtube.com/watch?v=2iC04T7vohM&amp;list=PL82C6-O4XrHcNJd4ejg8pX5fZaIDZmXyn&amp;index=7</text:a></text:p>
      <text:p text:style-name="P15">8. Data flow</text:p>
      <text:p text:style-name="P15"><text:a xlink:type="simple" xlink:href="https://www.youtube.com/watch?v=CrdahtnECko&amp;list=PL82C6-O4XrHcNJd4ejg8pX5fZaIDZmXyn&amp;index=8" text:style-name="Internet_20_link" text:visited-style-name="Visited_20_Internet_20_Link">https://www.youtube.com/watch?v=CrdahtnECko&amp;list=PL82C6-O4XrHcNJd4ejg8pX5fZaIDZmXyn&amp;index=8</text:a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pple-system" svg:font-family="apple-system, system-ui, BlinkMacSystemFont, 'Segoe UI', Roboto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4-07-17T21:09:23.056000000</dc:date>
    <meta:editing-duration>PT4H13M55S</meta:editing-duration>
    <meta:editing-cycles>19</meta:editing-cycles>
    <meta:document-statistic meta:table-count="0" meta:image-count="0" meta:object-count="0" meta:page-count="3" meta:paragraph-count="37" meta:word-count="115" meta:character-count="1469" meta:non-whitespace-character-count="1400"/>
  </office:meta>
</office:document-meta>
</file>